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A0000021AD5EAFE1633791561.png" manifest:media-type="image/png"/>
  <manifest:file-entry manifest:full-path="Pictures/1000000000000157000001EBAA6C6D5A4C4BA3F6.png" manifest:media-type="image/png"/>
  <manifest:file-entry manifest:full-path="Pictures/100000000000022C000001C16DF450980FE18468.png" manifest:media-type="image/png"/>
  <manifest:file-entry manifest:full-path="Pictures/1000000000000582000000A84C52E7AD69480273.png" manifest:media-type="image/png"/>
  <manifest:file-entry manifest:full-path="Pictures/1000020100000578000001478BB9999F629C88D6.png" manifest:media-type="image/png"/>
  <manifest:file-entry manifest:full-path="Pictures/1000000000000117000001F5661E119F798FBCA9.png" manifest:media-type="image/png"/>
  <manifest:file-entry manifest:full-path="Pictures/100000000000012A000001E8A85D2E3FA29EF9B2.png" manifest:media-type="image/png"/>
  <manifest:file-entry manifest:full-path="Pictures/10000000000004D7000001BDA74456B4694821BE.png" manifest:media-type="image/png"/>
  <manifest:file-entry manifest:full-path="Pictures/100000000000036A000001548F55E09BDEB3D633.png" manifest:media-type="image/png"/>
  <manifest:file-entry manifest:full-path="Pictures/1000000000000240000001611B2A0788FEF04325.png" manifest:media-type="image/png"/>
  <manifest:file-entry manifest:full-path="Pictures/1000000000000E7B00000E82ED7FD984452615FC.png" manifest:media-type="image/png"/>
  <manifest:file-entry manifest:full-path="Pictures/10000000000003790000010D856F2A4C9B921458.png" manifest:media-type="image/png"/>
  <manifest:file-entry manifest:full-path="Pictures/10000000000001FB0000011F6A5C138CBFCFF135.png" manifest:media-type="image/png"/>
  <manifest:file-entry manifest:full-path="Pictures/100000000000036D0000009CBBD7F565C2110C5E.png" manifest:media-type="image/png"/>
  <manifest:file-entry manifest:full-path="Pictures/1000000000000307000001863D2AAD477E1E9D16.png" manifest:media-type="image/png"/>
  <manifest:file-entry manifest:full-path="Pictures/10000000000001A500000121C815FBA917F99CAF.png" manifest:media-type="image/png"/>
  <manifest:file-entry manifest:full-path="Pictures/1006A5E4000027C9000015883A0751BDF8276661.emf" manifest:media-type="image/x-emf"/>
  <manifest:file-entry manifest:full-path="Pictures/100000000000059C0000042FDCCC5191F244AE9D.png" manifest:media-type="image/png"/>
  <manifest:file-entry manifest:full-path="Pictures/100002010000034B000000DEFE5FB05333E83210.png" manifest:media-type="image/png"/>
  <manifest:file-entry manifest:full-path="Pictures/100002010000005D0000005D693C16085879D685.png" manifest:media-type="image/png"/>
  <manifest:file-entry manifest:full-path="Pictures/10000000000002B7000001772D7AF558CF7C72AB.png" manifest:media-type="image/png"/>
  <manifest:file-entry manifest:full-path="Pictures/10000000000001A0000001205D2D39C5DF4ABBF0.png" manifest:media-type="image/png"/>
  <manifest:file-entry manifest:full-path="Pictures/1000020100000181000000D033C61AC1E63ECFF5.png" manifest:media-type="image/png"/>
  <manifest:file-entry manifest:full-path="Pictures/10000201000000C800000046FC8A5AAC733BFEC3.png" manifest:media-type="image/png"/>
  <manifest:file-entry manifest:full-path="Pictures/10000000000001A000000113F444E7AB2F057E9C.png" manifest:media-type="image/png"/>
  <manifest:file-entry manifest:full-path="Pictures/10000000000001A40000011F6659FD5260C24886.png" manifest:media-type="image/png"/>
  <manifest:file-entry manifest:full-path="Pictures/100000000000030800000093A0946204EFB08E98.png" manifest:media-type="image/png"/>
  <manifest:file-entry manifest:full-path="Pictures/1000000000000158000001F8C943483E601CFFF8.png" manifest:media-type="image/png"/>
  <manifest:file-entry manifest:full-path="Pictures/10000000000002E4000002D8FC3431886BED183D.png" manifest:media-type="image/png"/>
  <manifest:file-entry manifest:full-path="Pictures/1000000000000260000001637760271B9AEF453E.png" manifest:media-type="image/png"/>
  <manifest:file-entry manifest:full-path="Pictures/10000000000001100000014FC131D535801FBBCC.png" manifest:media-type="image/png"/>
  <manifest:file-entry manifest:full-path="Pictures/10000000000003B80000013572F92C25A2261C04.png" manifest:media-type="image/png"/>
  <manifest:file-entry manifest:full-path="Pictures/100000000000018A0000016D735E149E508F80A1.png" manifest:media-type="image/png"/>
  <manifest:file-entry manifest:full-path="Pictures/1000020100000030000000301A9A57D533C926A6.png" manifest:media-type="image/png"/>
  <manifest:file-entry manifest:full-path="Pictures/10000000000002CE0000007AF476A6B58F75AF01.png" manifest:media-type="image/png"/>
  <manifest:file-entry manifest:full-path="Pictures/10000000000001B9000002E05BCBFAFD9DA5DA39.png" manifest:media-type="image/png"/>
  <manifest:file-entry manifest:full-path="Pictures/10000000000001CB0000026A1E6CB970857A53E2.png" manifest:media-type="image/png"/>
  <manifest:file-entry manifest:full-path="Pictures/100002010000004300000045F76E5C229593173A.png" manifest:media-type="image/png"/>
  <manifest:file-entry manifest:full-path="Pictures/100000000000015B00000206D4A6D8A93CC7AA00.png" manifest:media-type="image/png"/>
  <manifest:file-entry manifest:full-path="Pictures/1000000000000153000001EA05D81A1C20553844.png" manifest:media-type="image/png"/>
  <manifest:file-entry manifest:full-path="Pictures/1000000000000179000000B07F6CA44B71A2DE2B.png" manifest:media-type="image/png"/>
  <manifest:file-entry manifest:full-path="Pictures/100000000000013D000000F2C2035DBA7FF654A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473cm"/>
    </style:style>
    <style:style style:name="gr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5cm" fo:min-width="15.717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7" style:family="graphic" style:parent-style-name="standard">
      <style:graphic-properties draw:stroke="none" draw:fill="none" fo:min-height="0.713cm"/>
    </style:style>
    <style:style style:name="gr1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4" style:family="graphic" style:parent-style-name="standard">
      <style:graphic-properties draw:stroke="none" draw:fill="none" fo:min-height="1.424cm"/>
    </style:style>
    <style:style style:name="gr3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39" style:family="graphic" style:parent-style-name="standard">
      <style:graphic-properties draw:stroke="none" draw:fill="none" fo:min-height="11.377cm"/>
    </style:style>
    <style:style style:name="gr4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4" style:family="graphic" style:parent-style-name="standard">
      <style:graphic-properties draw:stroke="none" draw:fill="none" fo:min-height="9.956cm"/>
    </style:style>
    <style:style style:name="gr4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4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6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6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6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69" style:family="graphic" style:parent-style-name="standard">
      <style:graphic-properties draw:stroke="none" draw:fill="none" fo:min-height="9.955cm"/>
    </style:style>
    <style:style style:name="gr7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7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78" style:family="graphic" style:parent-style-name="standard">
      <style:graphic-properties draw:stroke="none" draw:fill="none" fo:min-height="4.996cm"/>
    </style:style>
    <style:style style:name="gr79" style:family="graphic" style:parent-style-name="standard">
      <style:graphic-properties draw:stroke="none" draw:fill="none" fo:min-height="1.991cm"/>
    </style:style>
    <style:style style:name="gr80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3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4" style:family="graphic" style:parent-style-name="standard">
      <style:graphic-properties draw:stroke="none" draw:fill="none" fo:min-height="7.822cm"/>
    </style:style>
    <style:style style:name="gr8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8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8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8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89" style:family="graphic" style:parent-style-name="standard">
      <style:graphic-properties draw:stroke="none" draw:fill="none" fo:min-height="5.551cm"/>
    </style:style>
    <style:style style:name="gr90" style:family="graphic" style:parent-style-name="standard">
      <style:graphic-properties draw:stroke="none" draw:fill="none" fo:min-height="0.557cm"/>
    </style:style>
    <style:style style:name="gr9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9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95" style:family="graphic" style:parent-style-name="standard">
      <style:graphic-properties draw:stroke="none" draw:fill="none" fo:min-height="4.979cm"/>
    </style:style>
    <style:style style:name="gr96" style:family="graphic" style:parent-style-name="standard">
      <style:graphic-properties draw:stroke="none" draw:fill="none" fo:min-height="0.949cm"/>
    </style:style>
    <style:style style:name="gr97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9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0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1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4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5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07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08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09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2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3" style:family="graphic" style:parent-style-name="standard">
      <style:graphic-properties draw:stroke="none" draw:fill="none" fo:min-height="12.088cm"/>
    </style:style>
    <style:style style:name="gr114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gr1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105cm" fo:min-width="23.637cm" fo:padding-top="0.13cm" fo:padding-bottom="0.125cm" fo:padding-left="0.25cm" fo:padding-right="0.25cm" fo:wrap-option="wrap"/>
    </style:style>
    <style:style style:name="gr1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2.846cm" fo:min-width="13.931cm" fo:padding-top="0cm" fo:padding-bottom="0.125cm" fo:padding-left="0cm" fo:padding-right="0.25cm" fo:wrap-option="wrap"/>
    </style:style>
    <style:style style:name="gr117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.763cm" fo:min-width="12.312cm" fo:padding-top="0.125cm" fo:padding-bottom="0.125cm" fo:padding-left="0cm" fo:padding-right="0.25cm" fo:wrap-option="wrap"/>
    </style:style>
    <style:style style:name="gr118" style:family="graphic" style:parent-style-name="standard" style:list-style-name="L4">
      <style:graphic-properties draw:stroke="none" svg:stroke-width="0cm" draw:fill="none" draw:textarea-vertical-align="bottom" draw:auto-grow-height="false" draw:fit-to-size="false" style:shrink-to-fit="false" fo:min-height="1.019cm" fo:min-width="7.754cm" fo:padding-top="0.125cm" fo:padding-bottom="0.125cm" fo:padding-left="0.25cm" fo:padding-right="0.25cm" fo:wrap-option="wrap"/>
    </style:style>
    <style:style style:name="pr1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pr2" style:family="presentation" style:parent-style-name="Title_20_Slid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lide_5f_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25cm" fo:padding-left="0cm" fo:padding-right="0.25cm" fo:wrap-option="wrap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cm" fo:margin-bottom="0cm" style:line-height-at-least="0.398cm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margin-top="0cm" fo:margin-bottom="0cm" fo:line-height="100%" fo:text-align="end"/>
    </style:style>
    <style:style style:name="P16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text-properties fo:font-size="8pt" style:font-size-asian="8pt" style:font-size-complex="8pt"/>
    </style:style>
    <style:style style:name="P22" style:family="paragraph">
      <loext:graphic-properties draw:fill="none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24" style:family="paragraph">
      <loext:graphic-properties draw:fill="none"/>
    </style:style>
    <style:style style:name="P25" style:family="paragraph">
      <loext:graphic-properties draw:fill="none"/>
      <style:text-properties fo:font-size="14pt" style:font-size-asian="14pt" style:font-size-complex="14pt"/>
    </style:style>
    <style:style style:name="P26" style:family="paragraph">
      <style:paragraph-properties fo:text-align="start"/>
    </style:style>
    <style:style style:name="P27" style:family="paragraph">
      <loext:graphic-properties draw:fill="none"/>
      <style:paragraph-properties fo:text-align="start"/>
      <style:text-properties style:font-name="Liberation Sans1" fo:font-size="10pt" style:font-name-asian="Liberation Mono" style:font-size-asian="10pt" style:font-name-complex="Liberation Mono" style:font-size-complex="10pt"/>
    </style:style>
    <style:style style:name="P28" style:family="paragraph">
      <loext:graphic-properties draw:fill="non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heSans UHH" fo:font-size="11pt" fo:letter-spacing="normal" fo:font-style="normal" style:text-underline-style="none" fo:font-weight="normal" style:font-name-asian="TheSans UHH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heSans UHH Bold Caps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normal" fo:background-color="#fff200" style:font-size-asian="14pt" style:font-style-asian="normal" style:font-weight-asian="normal" style:font-name-complex="TheSans UHH Regular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heSans UHH Bold Caps" fo:font-size="28pt" fo:letter-spacing="normal" fo:font-style="normal" style:text-underline-style="none" fo:font-weight="bold" style:font-size-asian="28pt" style:font-style-asian="normal" style:font-weight-asian="bold" style:font-name-complex="TheSans UHH Bold Caps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normal" style:text-underline-style="none" fo:font-weight="bold" style:font-size-asian="14pt" style:font-style-asian="normal" style:font-weight-asian="bold" style:font-name-complex="TheSans UHH Regular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heSans UHH Regular" fo:font-size="14pt" fo:letter-spacing="normal" fo:font-style="italic" style:text-underline-style="none" fo:font-weight="normal" style:font-size-asian="14pt" style:font-style-asian="italic" style:font-weight-asian="normal" style:font-name-complex="TheSans UHH Regular" style:font-size-complex="14pt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heSans UHH Bold Caps" fo:font-size="16pt" fo:letter-spacing="normal" fo:font-style="normal" style:text-underline-style="none" fo:font-weight="bold" style:font-size-asian="16pt" style:font-style-asian="normal" style:font-weight-asian="bold" style:font-name-complex="TheSans UHH Bold Caps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heSans UHH Bold Caps" fo:font-size="22pt" fo:letter-spacing="normal" fo:font-style="normal" style:text-underline-style="none" fo:font-weight="bold" style:font-size-asian="22pt" style:font-style-asian="normal" style:font-weight-asian="bold" style:font-name-complex="TheSans UHH Bold Caps" style:font-size-complex="22pt" style:font-style-complex="normal" style:font-weight-complex="bold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Liberation Sans1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25" style:family="text">
      <style:text-properties style:font-name="Liberation Sans1" fo:font-size="10pt" style:font-name-asian="Liberation Mono" style:font-size-asian="10pt" style:font-name-complex="Liberation Mono" style:font-size-complex="10pt"/>
    </style:style>
    <style:style style:name="T26" style:family="text">
      <style:text-properties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">
        <office:forms form:automatic-focus="false" form:apply-design-mode="false"/>
        <draw:custom-shape draw:name="TextShape 2" draw:style-name="gr1" draw:text-style-name="P2" draw:layer="layout" svg:width="12.561cm" svg:height="1.012cm" svg:x="3.02cm" svg:y="18.182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a xlink:href="https://alvinrindra.github.io/" xlink:type="simple">https://alvinrindra.github.io</text:a>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24.136cm" svg:height="3.359cm" svg:x="0.756cm" svg:y="7.309cm">
          <text:p text:style-name="P3"><text:span text:style-name="T2">Data Case: </text:span></text:p>
          <text:p text:style-name="P3"><text:span text:style-name="T3"><text:s/></text:span><text:span text:style-name="T3">AI Solution for Helpdesk Inc.</text:span></text:p>
          <text:p text:style-name="P3"><text:span text:style-name="T3"/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5" draw:layer="layout" svg:width="14.18cm" svg:height="2.97cm" svg:x="5.08cm" svg:y="0.3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4" draw:text-style-name="P6" draw:layer="layout" svg:width="16.216cm" svg:height="1.334cm" svg:x="0.716cm" svg:y="14.922cm">
          <text:p><text:span text:style-name="T4">Data Case Talk:</text:span></text:p>
          <text:p><text:span text:style-name="T4">Alvin Rindra Fazrie</text:span></text:p>
          <text:p text:style-name="P1"><text:span text:style-name="T5">alvinrindr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6cm" svg:y="17.897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4.149cm" svg:height="1.452cm" svg:x="0.931cm" svg:y="1.27cm">
          <draw:image xlink:href="Pictures/10000201000000C800000046FC8A5AAC733BFEC3.png" xlink:type="simple" xlink:show="embed" xlink:actuate="onLoad">
            <text:p/>
          </draw:image>
        </draw:frame>
        <draw:frame draw:style-name="gr6" draw:text-style-name="P10" draw:layer="layout" svg:width="20.695cm" svg:height="3.723cm" svg:x="6.991cm" svg:y="0.595cm">
          <draw:text-box>
            <text:p><text:span text:style-name="T7">Presentation online: </text:span></text:p>
            <text:p><text:span text:style-name="T7"><text:a xlink:href="https://alvinrindra.github.io/impress/ginkgo-analytics/data-case" xlink:type="simple">https://alvinrindra.github.io/impress/ginkgo-analytics/data-case</text:a></text:span></text:p>
            <text:p><text:span text:style-name="T7"/></text:p>
            <text:p><text:span text:style-name="T7">Notebook online:</text:span></text:p>
            <text:p><text:span text:style-name="T7"><text:a xlink:href="https://www.kaggle.com/alvinrindra/data-case-ai-solution-from-consumer-narrative" xlink:type="simple">https://www.kaggle.com/alvinrindra/data-case-ai-solution-from-consumer-narrative</text:a></text:span></text:p>
            <text:p><text:span text:style-name="T7"/></text:p>
            <text:p><text:span text:style-name="T7"/></text:p>
          </draw:text-box>
        </draw:frame>
        <draw:frame draw:style-name="gr5" draw:text-style-name="P9" draw:layer="layout" svg:width="1.005cm" svg:height="1.035cm" svg:x="24.241cm" svg:y="17.88cm">
          <draw:image xlink:href="Pictures/100002010000004300000045F76E5C229593173A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14" draw:layer="layout" svg:width="16.799cm" svg:height="13.364cm" svg:x="2.1cm" svg:y="14.107cm" presentation:class="notes">
            <draw:text-box>
              <text:p text:style-name="P13"><text:span text:style-name="T8">Hallo zusammen,</text:span></text:p>
              <text:p text:style-name="P13"><text:span text:style-name="T8"/></text:p>
              <text:p text:style-name="P13"><text:span text:style-name="T8">Zunächst möchte ich mich für die Einladung zur Präsentation bedanken. Die heutige Präsentation trägt den Titel eines Datenfalls: AI Solution for Help Desk Inc. Die Präsentation findet auf englischer und auf deutscher Sprache statt / gehalten.</text:span></text:p>
              <text:p text:style-name="P13"><text:span text:style-name="T8"/></text:p>
              <text:p text:style-name="P13"><text:span text:style-name="T8">Und ich möchte mich kurz vorstellen. Mein Name ist Alvin Rindra Fazrie, ich habe gerade mein Masterstudium abgeschlossen und ich habe die Erfahrung gemacht, sowohl AI- als auch Nicht-AI-Apps zu entwickeln, und ein Enthusiast von Data Science.</text:span></text:p>
            </draw:text-box>
          </draw:frame>
          <draw:custom-shape draw:name="TextShape 2" draw:style-name="gr7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" presentation:class="page"/>
        </presentation:notes>
      </draw:page>
      <draw:page draw:name="page2" draw:style-name="dp1" draw:master-page-name="Title_20_Slide_5f_" presentation:presentation-page-layout-name="AL1T1">
        <office:forms form:automatic-focus="false" form:apply-design-mode="false"/>
        <draw:custom-shape draw:name="TextShape 3" draw:style-name="gr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0">The web contains more and more user genereated data. </text:span><text:span text:style-name="T10">One huge source of such information can be found in the </text:span><text:span text:style-name="T10">myriads of customer written complaints and reviews.</text:span></text:p>
                <text:p><text:span text:style-name="T10">The aim of this data challenge is to show that there is value </text:span><text:span text:style-name="T10">in this unstructured text data. Can you convince the C-Suite </text:span><text:span text:style-name="T10">of Helpdesk Inc. a helpdesk and support company that there </text:span><text:span text:style-name="T10">is value in working with the unstructured text data in their </text:span><text:span text:style-name="T10">tickets and support request by applying </text:span><text:span text:style-name="T11">state-of-the-art deep </text:span><text:span text:style-name="T11">learning models?</text:span><text:span text:style-name="T10"> In a first meeeting you want to convince </text:span><text:span text:style-name="T10">them, that a neural net can learn to distinguish between the </text:span><text:span text:style-name="T10">relevant topics and problems talked about in a customer </text:span><text:span text:style-name="T10">complaint.</text:span></text:p>
                <text:p><text:span text:style-name="T10"/></text:p>
                <text:p><text:span text:style-name="T10">Is it possible to train a neural net which can be used </text:span><text:span text:style-name="T11">to </text:span><text:span text:style-name="T11">predict the Product or Issue category?</text:span><text:span text:style-name="T10"> Feel free to focus on </text:span><text:span text:style-name="T10">the categories with the highest impact. Another helpful </text:span><text:span text:style-name="T10">information would be an accurate prediction </text:span><text:span text:style-name="T11">if a complaint is </text:span><text:span text:style-name="T11">resolved in a timely manner</text:span><text:span text:style-name="T10"> and </text:span><text:span text:style-name="T11">if the consumer will dispute </text:span><text:span text:style-name="T11">the decision</text:span><text:span text:style-name="T10">. Depending on that prediction, tickets with a </text:span><text:span text:style-name="T10">high probability of disputes or late resolves could be handled </text:span><text:span text:style-name="T10">with specialized processes.</text:span></text:p>
              </text:list-header>
            </text:list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Business Case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0" draw:layer="layout" svg:width="16.799cm" svg:height="13.364cm" svg:x="2.1cm" svg:y="14.107cm" presentation:class="notes" presentation:user-transformed="true">
            <draw:text-box>
              <text:p text:style-name="P1"><text:span text:style-name="T13">Grundsätzlich müssen wir die C-Suite von Helpdesk Inc. überzeugen, um Einblicke aus unstrukturierten Daten zu erhalten und die "State-of-the-Art-Deep-Learning" -Modelle zu implementieren.</text:span></text:p>
              <text:p text:style-name="P1"><text:span text:style-name="T13"/></text:p>
              <text:p text:style-name="P1"><text:span text:style-name="T13">Und Ja, das ist möglich, um aus diesen unstrukturierten Textdaten "Deep Learning" zu trainieren, also wir können um die Produkt- oder Problemkategorie vorherzusagen/ prognosen. Und dann wenn eine complaints rechzeitig aufgelöst/entschlossen wird und die ‘consumer’/Konsument die Entscheidung anficht/disputieren. Mit Deep Learning, wir können diese Problem/Prozess automatisieren.</text:span></text:p>
              <text:p text:style-name="P1"><text:span text:style-name="T13"/></text:p>
              <text:p text:style-name="P1"><text:span text:style-name="T13">-----------------------------------------------------------------------------------------------------------------------</text:span></text:p>
              <text:p text:style-name="P1"><text:span text:style-name="T13"/></text:p>
              <text:p text:style-name="P1"><text:span text:style-name="T13">Basically, we need to convince the C-suite of Helpdesk Inc. to get the insight from unstructured data and implement the 'state-of-the-art deep learning' models.</text:span></text:p>
              <text:p text:style-name="P1"><text:span text:style-name="T13"/></text:p>
              <text:p text:style-name="P1"><text:span text:style-name="T13">And Yes, that is possible to train "deep-learning" from this unstructured text data to predict Product or Issue category. And then if a complaint is resolved in a timely manner and if the consumer will dispute the decision.</text:span></text:p>
              <text:p text:style-name="P1"><text:span text:style-name="T13"/></text:p>
            </draw:text-box>
          </draw:frame>
          <draw:custom-shape draw:name="TextShape 2" draw:style-name="gr13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" presentation:class="page"/>
        </presentation:notes>
      </draw:page>
      <draw:page draw:name="page3" draw:style-name="dp1" draw:master-page-name="Title_20_Slide_5f_" presentation:presentation-page-layout-name="AL1T1">
        <office:forms form:automatic-focus="false" form:apply-design-mode="false"/>
        <draw:custom-shape draw:name="TextShape 3" draw:style-name="gr14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5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CRISP-DM Methodology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6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287cm" svg:height="12.311cm" svg:x="6.255cm" svg:y="4.827cm">
          <draw:image xlink:href="Pictures/1000000000000E7B00000E82ED7FD984452615FC.png" xlink:type="simple" xlink:show="embed" xlink:actuate="onLoad">
            <text:p/>
          </draw:image>
        </draw:frame>
        <draw:frame draw:style-name="gr17" draw:text-style-name="P22" draw:layer="layout" svg:width="22.752cm" svg:height="0.963cm" svg:x="7.112cm" svg:y="17.138cm">
          <draw:text-box>
            <text:p text:style-name="P21"><text:span text:style-name="T14">*https://en.wikipedia.org/wiki/Cross-industry_standard_process_for_data_mining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251cm" svg:y="14.107cm" presentation:class="notes" presentation:user-transformed="true">
            <draw:text-box>
              <text:p text:style-name="P1"><text:span text:style-name="T13">Bevor wir weiter gehen und die Implementierung besprechen. Ich möchte Ihnen die CRISP-DM-Methode zeigen. CRISP-DM stands for 'Cross-industry-standard-for-data-mining'.</text:span></text:p>
              <text:p text:style-name="P1"><text:span text:style-name="T13"/></text:p>
              <text:p text:style-name="P1"><text:span text:style-name="T13">Es gibt viele Ansätze/Methodik im Data Science-Prozess. Aber sie sind jedoch dieser CRISP-DM-Methode ziemlich ähnlich/fast gleich.</text:span></text:p>
              <text:p text:style-name="P1"><text:span text:style-name="T13"/></text:p>
              <text:p text:style-name="P1"><text:span text:style-name="T13">Es beginnt mit … danach, weiter, endlich..</text:span></text:p>
              <text:p text:style-name="P1"><text:span text:style-name="T13"/></text:p>
              <text:p text:style-name="P1"><text:span text:style-name="T13">Und wir wissen, dass dieser Data Science-Prozess iterativ ist. Andrew Ng sagt dass auch. ML is ein iterative prozess und Don’t expect it to work first time. Erwarten / glauben wir nicht, dass es das erste Mal funktioniert.</text:span></text:p>
              <text:p text:style-name="P1"><text:span text:style-name="T13"/></text:p>
              <text:p text:style-name="P1"><text:span text:style-name="T13">1. (Idea → Code → Experiment) → Idea, zum, ….</text:span></text:p>
            </draw:text-box>
          </draw:frame>
          <draw:custom-shape draw:name="TextShape 2" draw:style-name="gr18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3" presentation:class="page"/>
        </presentation:notes>
      </draw:page>
      <draw:page draw:name="page4" draw:style-name="dp1" draw:master-page-name="Title_20_Slide_5f_" presentation:presentation-page-layout-name="AL1T1">
        <office:forms form:automatic-focus="false" form:apply-design-mode="false"/>
        <draw:custom-shape draw:name="TextShape 3" draw:style-name="gr19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0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5">Task: </text:span></text:p>
                <text:p><text:span text:style-name="T10">To convince the C-Suite of Helpdesk Inc. to apply state-of-</text:span><text:span text:style-name="T10">the-art deep learning models to solve the problems from </text:span><text:span text:style-name="T10">unstructured text data.</text:span></text:p>
                <text:p><text:span text:style-name="T10"/></text:p>
              </text:list-item>
              <text:list-item>
                <text:p><text:span text:style-name="T15">Plan: </text:span></text:p>
                <text:p><text:span text:style-name="T10">To enable a simpler ticket submission system which does not </text:span><text:span text:style-name="T10">have the consumer to click through a complicated form and </text:span><text:span text:style-name="T10">fill several fields.</text:span></text:p>
                <text:p><text:span text:style-name="T10"/></text:p>
              </text:list-item>
              <text:list-item>
                <text:p><text:span text:style-name="T15">Analytic Approach:</text:span></text:p>
                <text:p><text:span text:style-name="T10">Multi-class Classification for the Product Classifier and Binary </text:span><text:span text:style-name="T10">Classification for the Consumer Dispute Classifier</text:span></text:p>
              </text:list-item>
            </text:list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Business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1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0" draw:layer="layout" svg:width="16.799cm" svg:height="13.364cm" svg:x="2.1cm" svg:y="14.107cm" presentation:class="notes">
            <draw:text-box>
              <text:p text:style-name="P1"><text:span text:style-name="T13">Dies ist der Beginn / der Anfang des Prozesses.</text:span></text:p>
            </draw:text-box>
          </draw:frame>
          <draw:custom-shape draw:name="TextShape 2" draw:style-name="gr22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4" presentation:class="page"/>
        </presentation:notes>
      </draw:page>
      <draw:page draw:name="page5" draw:style-name="dp1" draw:master-page-name="Title_20_Slide_5f_" presentation:presentation-page-layout-name="AL1T1">
        <office:forms form:automatic-focus="false" form:apply-design-mode="false"/>
        <draw:custom-shape draw:name="TextShape 3" draw:style-name="gr23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4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list text:style-name="L3">
              <text:list-item>
                <text:p><text:span text:style-name="T15">Data Collection</text:span></text:p>
              </text:list-item>
              <text:list-item>
                <text:p><text:span text:style-name="T15">Exploratory Data Analysis</text:span></text:p>
              </text:list-item>
            </text:list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Data Understand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5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9.121cm" svg:x="0.001cm" svg:y="7.743cm">
          <draw:image xlink:href="Pictures/10000000000004D7000001BDA74456B4694821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0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26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5" presentation:class="page"/>
        </presentation:notes>
      </draw:page>
      <draw:page draw:name="page6" draw:style-name="dp1" draw:master-page-name="Title_20_Slide_5f_" presentation:presentation-page-layout-name="AL1T1">
        <office:forms form:automatic-focus="false" form:apply-design-mode="false"/>
        <draw:custom-shape draw:name="TextShape 3" draw:style-name="gr27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8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9" draw:layer="layout" svg:width="14.224cm" svg:height="5.533cm" svg:x="2.818cm" svg:y="5.696cm">
          <draw:image xlink:href="Pictures/100000000000036A000001548F55E09BDEB3D633.png" xlink:type="simple" xlink:show="embed" xlink:actuate="onLoad">
            <text:p/>
          </draw:image>
        </draw:fram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list text:style-name="L3">
              <text:list-header>
                <text:p><text:span text:style-name="T17">„</text:span><text:span text:style-name="T17">EDA can never be the whole story, but nothing else can </text:span><text:span text:style-name="T17">serve as the foundation stone“ - John Tukey</text:span></text:p>
                <text:p><text:span text:style-name="T10"/></text:p>
                <text:p><text:span text:style-name="T15"/></text:p>
              </text:list-header>
            </text:list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Exploratory Data Analysi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29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9.437cm" svg:height="6.477cm" svg:x="14.439cm" svg:y="11.229cm">
          <draw:image xlink:href="Pictures/10000000000001A500000121C815FBA917F99CAF.png" xlink:type="simple" xlink:show="embed" xlink:actuate="onLoad">
            <text:p/>
          </draw:image>
        </draw:frame>
        <draw:frame draw:style-name="gr5" draw:text-style-name="P9" draw:layer="layout" svg:width="9.083cm" svg:height="6.288cm" svg:x="1.032cm" svg:y="11.229cm">
          <draw:image xlink:href="Pictures/10000000000001A0000001205D2D39C5DF4ABB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30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6" presentation:class="page"/>
        </presentation:notes>
      </draw:page>
      <draw:page draw:name="page7" draw:style-name="dp1" draw:master-page-name="Title_20_Slide_5f_" presentation:presentation-page-layout-name="AL1T1">
        <office:forms form:automatic-focus="false" form:apply-design-mode="false"/>
        <draw:custom-shape draw:name="TextShape 3" draw:style-name="gr3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NLP Process Flow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2.303cm" svg:height="5.873cm" svg:x="1.524cm" svg:y="7.112cm">
          <draw:image xlink:href="Pictures/100002010000034B000000DEFE5FB05333E83210.png" xlink:type="simple" xlink:show="embed" xlink:actuate="onLoad">
            <text:p/>
          </draw:image>
        </draw:frame>
        <draw:frame draw:style-name="gr34" draw:text-style-name="P22" draw:layer="layout" svg:width="24.911cm" svg:height="1.674cm" svg:x="3.283cm" svg:y="17.237cm">
          <draw:text-box>
            <text:p text:style-name="P21"><text:span text:style-name="T14">*https://towardsdatascience.com/https-medium-com-vishalmorde-humanizing-customer-complaints-using-nlp-algorithms-64a820cef373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35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7" presentation:class="page"/>
        </presentation:notes>
      </draw:page>
      <draw:page draw:name="page8" draw:style-name="dp1" draw:master-page-name="Title_20_Slide_5f_" presentation:presentation-page-layout-name="AL1T1">
        <office:forms form:automatic-focus="false" form:apply-design-mode="false"/>
        <draw:custom-shape draw:name="TextShape 3" draw:style-name="gr3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3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9" draw:text-style-name="P24" draw:layer="layout" svg:width="20.907cm" svg:height="11.627cm" svg:x="1.445cm" svg:y="4.826cm">
          <draw:text-box>
            <text:p><text:span text:style-name="T18">Better Data &gt; Better Model</text:span></text:p>
            <text:p/>
            <text:p>Data processing involves the following steps:</text:p>
            <text:p/>
            <text:p>- Label Selection</text:p>
            <text:p>- Remove NA values in every observation</text:p>
            <text:p/>
            <text:p>- NLP and Regex Approaches:</text:p>
            <text:p><text:tab/>- Remove numeric and empty texts</text:p>
            <text:p><text:tab/>- Remove punctuation from texts</text:p>
            <text:p><text:tab/>- Convert words to lower case</text:p>
            <text:p><text:tab/>- Remove stop words</text:p>
            <text:p><text:tab/>- Remove unnecessary words</text:p>
            <text:p><text:tab/>- Stemming</text:p>
            <text:p/>
            <text:p><text:tab/>Other approaches: Tokenization, Lemmatization, POS tagging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40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8" presentation:class="page"/>
        </presentation:notes>
      </draw:page>
      <draw:page draw:name="page9" draw:style-name="dp1" draw:master-page-name="Title_20_Slide_5f_" presentation:presentation-page-layout-name="AL1T1">
        <office:forms form:automatic-focus="false" form:apply-design-mode="false"/>
        <draw:custom-shape draw:name="TextShape 3" draw:style-name="gr4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44" draw:text-style-name="P24" draw:layer="layout" svg:width="17.859cm" svg:height="10.206cm" svg:x="1.445cm" svg:y="4.435cm">
          <draw:text-box>
            <text:p>Word Cloud as Narrative Visualization:</text:p>
            <text:p/>
          </draw:text-box>
        </draw:frame>
        <draw:frame draw:style-name="gr5" draw:text-style-name="P9" draw:layer="layout" svg:width="17.162cm" svg:height="8.636cm" svg:x="3.556cm" svg:y="6.005cm">
          <draw:image xlink:href="Pictures/1000000000000307000001863D2AAD477E1E9D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45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9" presentation:class="page"/>
        </presentation:notes>
      </draw:page>
      <draw:page draw:name="page10" draw:style-name="dp1" draw:master-page-name="Title_20_Slide_5f_" presentation:presentation-page-layout-name="AL1T1">
        <office:forms form:automatic-focus="false" form:apply-design-mode="false"/>
        <draw:custom-shape draw:name="TextShape 3" draw:style-name="gr4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4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4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25.399cm" svg:height="5.931cm" svg:x="0.017cm" svg:y="5.334cm">
          <draw:image xlink:href="Pictures/1000020100000578000001478BB9999F629C88D6.png" xlink:type="simple" xlink:show="embed" xlink:actuate="onLoad">
            <text:p/>
          </draw:image>
        </draw:frame>
        <draw:frame draw:style-name="gr5" draw:text-style-name="P9" draw:layer="layout" svg:width="25.399cm" svg:height="3.025cm" svg:x="0.001cm" svg:y="12.723cm">
          <draw:image xlink:href="Pictures/1000000000000582000000A84C52E7AD69480273.png" xlink:type="simple" xlink:show="embed" xlink:actuate="onLoad">
            <text:p/>
          </draw:image>
        </draw:frame>
        <draw:frame draw:style-name="gr17" draw:text-style-name="P24" draw:layer="layout" svg:width="13.147cm" svg:height="0.963cm" svg:x="0.315cm" svg:y="4.318cm">
          <draw:text-box>
            <text:p>sel_df_cat['Consumer complaint narrative'][2]</text:p>
          </draw:text-box>
        </draw:frame>
        <draw:frame draw:style-name="gr17" draw:text-style-name="P24" draw:layer="layout" svg:width="13.147cm" svg:height="0.963cm" svg:x="0.254cm" svg:y="11.684cm">
          <draw:text-box>
            <text:p>X[2]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49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0" presentation:class="page"/>
        </presentation:notes>
      </draw:page>
      <draw:page draw:name="page11" draw:style-name="dp1" draw:master-page-name="Title_20_Slide_5f_" presentation:presentation-page-layout-name="AL1T1">
        <office:forms form:automatic-focus="false" form:apply-design-mode="false"/>
        <draw:custom-shape draw:name="TextShape 3" draw:style-name="gr5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Data Preprocess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665cm" svg:height="6.604cm" svg:x="5.08cm" svg:y="4.318cm">
          <draw:image xlink:href="Pictures/10000000000001FB0000011F6A5C138CBFCFF135.png" xlink:type="simple" xlink:show="embed" xlink:actuate="onLoad">
            <text:p/>
          </draw:image>
        </draw:frame>
        <draw:frame draw:style-name="gr5" draw:text-style-name="P9" draw:layer="layout" svg:width="10.29cm" svg:height="6.802cm" svg:x="12.754cm" svg:y="10.624cm">
          <draw:image xlink:href="Pictures/10000000000001A000000113F444E7AB2F057E9C.png" xlink:type="simple" xlink:show="embed" xlink:actuate="onLoad">
            <text:p/>
          </draw:image>
        </draw:frame>
        <draw:frame draw:style-name="gr5" draw:text-style-name="P9" draw:layer="layout" svg:width="9.906cm" svg:height="6.769cm" svg:x="0.808cm" svg:y="10.505cm">
          <draw:image xlink:href="Pictures/10000000000001A40000011F6659FD5260C248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53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1" presentation:class="page"/>
        </presentation:notes>
      </draw:page>
      <draw:page draw:name="page12" draw:style-name="dp1" draw:master-page-name="Title_20_Slide_5f_" presentation:presentation-page-layout-name="AL1T1">
        <office:forms form:automatic-focus="false" form:apply-design-mode="false"/>
        <draw:custom-shape draw:name="TextShape 3" draw:style-name="gr54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5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0.951cm" presentation:class="outline" presentation:user-transformed="true">
          <draw:text-box>
            <text:p text:style-name="P18"><text:span text:style-name="T12">Intermezzo: </text:span></text:p>
            <text:p text:style-name="P18"><text:span text:style-name="T19">Classification Matrix for choosing training labels </text:span><text:span text:style-name="T12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56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2.921cm" svg:height="12.712cm" svg:x="0.254cm" svg:y="4.572cm">
          <draw:image xlink:href="Pictures/10000000000002E4000002D8FC3431886BED183D.png" xlink:type="simple" xlink:show="embed" xlink:actuate="onLoad">
            <text:p/>
          </draw:image>
        </draw:frame>
        <draw:frame draw:style-name="gr5" draw:text-style-name="P9" draw:layer="layout" svg:width="10.849cm" svg:height="6.334cm" svg:x="13.28cm" svg:y="6.874cm">
          <draw:image xlink:href="Pictures/1000000000000260000001637760271B9AEF45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57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2" presentation:class="page"/>
        </presentation:notes>
      </draw:page>
      <draw:page draw:name="page13" draw:style-name="dp1" draw:master-page-name="Title_20_Slide_5f_" presentation:presentation-page-layout-name="AL1T1">
        <office:forms form:automatic-focus="false" form:apply-design-mode="false"/>
        <draw:custom-shape draw:name="TextShape 3" draw:style-name="gr5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0.951cm" presentation:class="outline" presentation:user-transformed="true">
          <draw:text-box>
            <text:p text:style-name="P18"><text:span text:style-name="T12">Intermezzo: </text:span></text:p>
            <text:p text:style-name="P18"><text:span text:style-name="T19">Dealing with imbalanced classes </text:span><text:span text:style-name="T12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34" draw:text-style-name="P24" draw:layer="layout" svg:width="21.021cm" svg:height="1.674cm" svg:x="1.331cm" svg:y="4.572cm">
          <draw:text-box>
            <text:p>- TfidfVectorizer</text:p>
            <text:p>- Finding unigrams and bigrams with chi2</text:p>
          </draw:text-box>
        </draw:frame>
        <draw:frame draw:style-name="gr5" draw:text-style-name="P9" draw:layer="layout" svg:width="5.593cm" svg:height="10.043cm" svg:x="2.027cm" svg:y="6.604cm">
          <draw:image xlink:href="Pictures/1000000000000117000001F5661E119F798FBCA9.png" xlink:type="simple" xlink:show="embed" xlink:actuate="onLoad">
            <text:p/>
          </draw:image>
        </draw:frame>
        <draw:frame draw:style-name="gr5" draw:text-style-name="P9" draw:layer="layout" svg:width="6.049cm" svg:height="9.906cm" svg:x="9.398cm" svg:y="6.704cm">
          <draw:image xlink:href="Pictures/100000000000012A000001E8A85D2E3FA29EF9B2.png" xlink:type="simple" xlink:show="embed" xlink:actuate="onLoad">
            <text:p/>
          </draw:image>
        </draw:frame>
        <draw:frame draw:style-name="gr5" draw:text-style-name="P9" draw:layer="layout" svg:width="5.981cm" svg:height="7.366cm" svg:x="16.879cm" svg:y="8.128cm">
          <draw:image xlink:href="Pictures/10000000000001100000014FC131D535801FBB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61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3" presentation:class="page"/>
        </presentation:notes>
      </draw:page>
      <draw:page draw:name="page14" draw:style-name="dp1" draw:master-page-name="Title_20_Slide_5f_" presentation:presentation-page-layout-name="AL1T1">
        <office:forms form:automatic-focus="false" form:apply-design-mode="false"/>
        <draw:custom-shape draw:name="TextShape 3" draw:style-name="gr6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205cm" presentation:class="outline" presentation:user-transformed="true">
          <draw:text-box>
            <text:p text:style-name="P18"><text:span text:style-name="T12">Intermezzo: </text:span></text:p>
            <text:p text:style-name="P18"><text:span text:style-name="T19">Multinominal NB with limited data, nrows = 50000 </text:span><text:span text:style-name="T12"><text:s/>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769cm" svg:height="6.35cm" svg:x="0.508cm" svg:y="5.08cm">
          <draw:image xlink:href="Pictures/10000000000002B7000001772D7AF558CF7C72AB.png" xlink:type="simple" xlink:show="embed" xlink:actuate="onLoad">
            <text:p/>
          </draw:image>
        </draw:frame>
        <draw:frame draw:style-name="gr5" draw:text-style-name="P9" draw:layer="layout" svg:width="11.684cm" svg:height="2.286cm" svg:x="0.508cm" svg:y="12.192cm">
          <draw:image xlink:href="Pictures/100000000000030800000093A0946204EFB08E98.png" xlink:type="simple" xlink:show="embed" xlink:actuate="onLoad">
            <text:p/>
          </draw:image>
        </draw:frame>
        <draw:frame draw:style-name="gr5" draw:text-style-name="P9" draw:layer="layout" svg:width="9.947cm" svg:height="6.096cm" svg:x="14.437cm" svg:y="5.334cm">
          <draw:image xlink:href="Pictures/1000000000000240000001611B2A0788FEF04325.png" xlink:type="simple" xlink:show="embed" xlink:actuate="onLoad">
            <text:p/>
          </draw:image>
        </draw:frame>
        <draw:frame draw:style-name="gr5" draw:text-style-name="P9" draw:layer="layout" svg:width="10.469cm" svg:height="1.778cm" svg:x="14.224cm" svg:y="12.446cm">
          <draw:image xlink:href="Pictures/10000000000002CE0000007AF476A6B58F75A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65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4" presentation:class="page"/>
        </presentation:notes>
      </draw:page>
      <draw:page draw:name="page15" draw:style-name="dp1" draw:master-page-name="Title_20_Slide_5f_" presentation:presentation-page-layout-name="AL1T1">
        <office:forms form:automatic-focus="false" form:apply-design-mode="false"/>
        <draw:custom-shape draw:name="TextShape 3" draw:style-name="gr6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016cm" svg:y="1.525cm" presentation:class="outline" presentation:user-transformed="true">
          <draw:text-box>
            <text:p text:style-name="P18"><text:span text:style-name="T12">Feature Engineer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6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69" draw:text-style-name="P25" draw:layer="layout" svg:width="20.907cm" svg:height="10.205cm" svg:x="1.445cm" svg:y="4.826cm">
          <draw:text-box>
            <text:p><text:span text:style-name="T8">- Word Embeddings: Transforming text into a meaningful vector or array of numbers.</text:span></text:p>
            <text:p><text:span text:style-name="T8"/></text:p>
            <text:p><text:span text:style-name="T8">- N-grams : An unigram is a set of individual words within a document; bi-gram is a set of 2 adjacent words within a document.</text:span></text:p>
            <text:p><text:span text:style-name="T8"/></text:p>
            <text:p><text:span text:style-name="T8">- TF-IDF values: Term-Frequency-Inverse-Document-Frequency is a numerical statistic representing how important a word is to a document within a collection of documents.</text:span></text:p>
          </draw:text-box>
        </draw:frame>
        <draw:frame draw:style-name="gr5" draw:text-style-name="P9" draw:layer="layout" svg:width="19.435cm" svg:height="6.308cm" svg:x="3.048cm" svg:y="9.694cm">
          <draw:image xlink:href="Pictures/10000000000003B80000013572F92C25A2261C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70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5" presentation:class="page"/>
        </presentation:notes>
      </draw:page>
      <draw:page draw:name="page16" draw:style-name="dp1" draw:master-page-name="Title_20_Slide_5f_" presentation:presentation-page-layout-name="AL1T1">
        <office:forms form:automatic-focus="false" form:apply-design-mode="false"/>
        <draw:custom-shape draw:name="TextShape 3" draw:style-name="gr7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7cm" svg:y="1.016cm" presentation:class="outline" presentation:user-transformed="true">
          <draw:text-box>
            <text:p text:style-name="P18"><text:span text:style-name="T12">Modelling:</text:span></text:p>
            <text:p text:style-name="P18"><text:span text:style-name="T20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932cm" svg:height="13.24cm" svg:x="3.302cm" svg:y="4.129cm">
          <draw:image xlink:href="Pictures/10000000000001B9000002E05BCBFAFD9DA5DA39.png" xlink:type="simple" xlink:show="embed" xlink:actuate="onLoad">
            <text:p/>
          </draw:image>
        </draw:frame>
        <draw:frame draw:style-name="gr5" draw:text-style-name="P9" draw:layer="layout" svg:width="8.439cm" svg:height="11.363cm" svg:x="12.7cm" svg:y="5.147cm">
          <draw:image xlink:href="Pictures/10000000000001CB0000026A1E6CB970857A53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74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6" presentation:class="page"/>
        </presentation:notes>
      </draw:page>
      <draw:page draw:name="page17" draw:style-name="dp1" draw:master-page-name="Title_20_Slide_5f_" presentation:presentation-page-layout-name="AL1T1">
        <office:forms form:automatic-focus="false" form:apply-design-mode="false"/>
        <draw:custom-shape draw:name="TextShape 3" draw:style-name="gr7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7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7cm" svg:y="1.016cm" presentation:class="outline" presentation:user-transformed="true">
          <draw:text-box>
            <text:p text:style-name="P18"><text:span text:style-name="T12">Training &amp; Evaluation:</text:span></text:p>
            <text:p text:style-name="P18"><text:span text:style-name="T20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7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7.366cm" svg:height="10.996cm" svg:x="2.032cm" svg:y="6.784cm">
          <draw:image xlink:href="Pictures/100000000000015B00000206D4A6D8A93CC7AA00.png" xlink:type="simple" xlink:show="embed" xlink:actuate="onLoad">
            <text:p/>
          </draw:image>
        </draw:frame>
        <draw:frame draw:style-name="gr78" draw:text-style-name="P10" draw:layer="layout" svg:width="13.208cm" svg:height="5.246cm" svg:x="1.27cm" svg:y="4.406cm">
          <draw:text-box>
            <text:p><text:span text:style-name="T21">CNN</text:span></text:p>
            <text:p><text:span text:style-name="T22"/></text:p>
            <text:p><text:span text:style-name="T23">loss: 0.2956 - acc: 0.9074 - val_loss: 0.4111 - val_acc: 0.8716</text:span></text:p>
            <text:p><text:span text:style-name="T23">Epoch 00005: val_acc did not improve from 0.87472</text:span></text:p>
            <text:p><text:span text:style-name="T23">Training time: <text:s/>89.4 s</text:span></text:p>
          </draw:text-box>
        </draw:frame>
        <draw:frame draw:style-name="gr5" draw:text-style-name="P9" draw:layer="layout" svg:width="7.446cm" svg:height="10.763cm" svg:x="15.16cm" svg:y="6.942cm">
          <draw:image xlink:href="Pictures/1000000000000153000001EA05D81A1C20553844.png" xlink:type="simple" xlink:show="embed" xlink:actuate="onLoad">
            <text:p/>
          </draw:image>
        </draw:frame>
        <draw:frame draw:style-name="gr79" draw:text-style-name="P27" draw:layer="layout" svg:width="13.696cm" svg:height="2.241cm" svg:x="14.732cm" svg:y="4.572cm">
          <draw:text-box>
            <text:p text:style-name="P26"><text:span text:style-name="T24">LSTM</text:span></text:p>
            <text:p text:style-name="P26"><text:span text:style-name="T24"/></text:p>
            <text:p text:style-name="P26"><text:span text:style-name="T25">loss: 0.3062 - acc: 0.9047 - val_loss: 0.4351 - val_acc: 0.8659</text:span></text:p>
            <text:p text:style-name="P26"><text:span text:style-name="T25">Epoch 00005: val_acc improved from 0.86365 to 0.86593</text:span></text:p>
            <text:p text:style-name="P26"><text:span text:style-name="T25">Training time: <text:s/>995.3 s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80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7" presentation:class="page"/>
        </presentation:notes>
      </draw:page>
      <draw:page draw:name="page18" draw:style-name="dp1" draw:master-page-name="Title_20_Slide_5f_" presentation:presentation-page-layout-name="AL1T1">
        <office:forms form:automatic-focus="false" form:apply-design-mode="false"/>
        <draw:custom-shape draw:name="TextShape 3" draw:style-name="gr81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2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7cm" svg:y="1.016cm" presentation:class="outline" presentation:user-transformed="true">
          <draw:text-box>
            <text:p text:style-name="P18"><text:span text:style-name="T12">Evaluation:</text:span></text:p>
            <text:p text:style-name="P18"><text:span text:style-name="T20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3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84" draw:text-style-name="P10" draw:layer="layout" svg:width="13.208cm" svg:height="8.072cm" svg:x="1.27cm" svg:y="5.334cm">
          <draw:text-box>
            <text:p><text:span text:style-name="T26">Observations:</text:span></text:p>
            <text:p><text:span text:style-name="T21"/></text:p>
            <text:p><text:span text:style-name="T21">- </text:span><text:span text:style-name="T27">Based on the plots, both CNN and LSTM have similar accuracy and validation accuracy. Even CNN has a slightly higher accuracy.</text:span></text:p>
            <text:p><text:span text:style-name="T27"/></text:p>
            <text:p><text:span text:style-name="T27">- CNN model outperformed in terms of training time. I knew that training LSTM could be forever, that’s why we still need convolutional layer to make it faster.</text:span></text:p>
            <text:p><text:span text:style-name="T27"/></text:p>
            <text:p><text:span text:style-name="T27">- However, LSTM has a positive and consistent trend in the validation accuracy. On the other hand, CNN has a negative trend / more overfitting in the next possible epochs.</text:span></text:p>
            <text:p><text:span text:style-name="T27"/></text:p>
            <text:p><text:span text:style-name="T27">- LSTM is popular for many-to-many solutions, but for this classification problem many-to-one solution. CNN, for the win!</text:span></text:p>
            <text:p><text:span text:style-name="T22"/></text:p>
          </draw:text-box>
        </draw:frame>
        <draw:frame draw:style-name="gr5" draw:text-style-name="P9" draw:layer="layout" svg:width="7.652cm" svg:height="5.842cm" svg:x="15.494cm" svg:y="6.858cm">
          <draw:image xlink:href="Pictures/100000000000013D000000F2C2035DBA7FF654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85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8" presentation:class="page"/>
        </presentation:notes>
      </draw:page>
      <draw:page draw:name="page19" draw:style-name="dp1" draw:master-page-name="Title_20_Slide_5f_" presentation:presentation-page-layout-name="AL1T1">
        <office:forms form:automatic-focus="false" form:apply-design-mode="false"/>
        <draw:custom-shape draw:name="TextShape 3" draw:style-name="gr8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7cm" svg:y="1.016cm" presentation:class="outline" presentation:user-transformed="true">
          <draw:text-box>
            <text:p text:style-name="P18"><text:span text:style-name="T12">Evaluation:</text:span></text:p>
            <text:p text:style-name="P18"><text:span text:style-name="T20">Deep Learning (CNN VS LSTM)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8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78" draw:text-style-name="P28" draw:layer="layout" svg:width="10.414cm" svg:height="5.246cm" svg:x="2.286cm" svg:y="4.527cm">
          <draw:text-box>
            <text:p><text:span text:style-name="T28">Hyperparameters: </text:span></text:p>
            <text:p><text:span text:style-name="T8"/></text:p>
            <text:p><text:span text:style-name="T8">max_features: 40330</text:span></text:p>
            <text:p><text:span text:style-name="T8">max_len: 505</text:span></text:p>
            <text:p><text:span text:style-name="T8">epochs: 5</text:span></text:p>
            <text:p><text:span text:style-name="T8">batch_size: 128</text:span></text:p>
            <text:p><text:span text:style-name="T8">filters: 128</text:span></text:p>
            <text:p><text:span text:style-name="T8">kernel_size: 3</text:span></text:p>
            <text:p><text:span text:style-name="T8">hidden_dims: 128</text:span></text:p>
          </draw:text-box>
        </draw:frame>
        <draw:frame draw:style-name="gr89" draw:text-style-name="P28" draw:layer="layout" svg:width="10.414cm" svg:height="5.801cm" svg:x="2.286cm" svg:y="10.201cm">
          <draw:text-box>
            <text:p><text:span text:style-name="T28">Optimization Strategies:</text:span></text:p>
            <text:p><text:span text:style-name="T28"/></text:p>
            <text:p><text:span text:style-name="T29">Adam Optimization</text:span></text:p>
            <text:p><text:span text:style-name="T8">Manual Hyperparameter Tuning</text:span></text:p>
            <text:p><text:span text:style-name="T8"/></text:p>
            <text:p><text:span text:style-name="T28">Regularization:</text:span></text:p>
            <text:p><text:span text:style-name="T28"/></text:p>
            <text:p><text:span text:style-name="T8">Dropout</text:span></text:p>
            <text:p><text:span text:style-name="T8">EarlyStopping</text:span></text:p>
            <text:p><text:span text:style-name="T8">ModelCheckpoint</text:span></text:p>
          </draw:text-box>
        </draw:frame>
        <draw:frame draw:style-name="gr5" draw:text-style-name="P9" draw:layer="layout" svg:width="14.27cm" svg:height="4.318cm" svg:x="9.973cm" svg:y="5.842cm">
          <draw:image xlink:href="Pictures/10000000000003790000010D856F2A4C9B921458.png" xlink:type="simple" xlink:show="embed" xlink:actuate="onLoad">
            <text:p/>
          </draw:image>
        </draw:frame>
        <draw:frame draw:style-name="gr90" draw:text-style-name="P28" draw:layer="layout" svg:width="4.74cm" svg:height="0.807cm" svg:x="10.16cm" svg:y="4.572cm">
          <draw:text-box>
            <text:p><text:span text:style-name="T28">Testing:</text:span></text:p>
          </draw:text-box>
        </draw:frame>
        <draw:frame draw:style-name="gr5" draw:text-style-name="P9" draw:layer="layout" svg:width="14.695cm" svg:height="2.614cm" svg:x="9.906cm" svg:y="11.594cm">
          <draw:image xlink:href="Pictures/100000000000036D0000009CBBD7F565C2110C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91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19" presentation:class="page"/>
        </presentation:notes>
      </draw:page>
      <draw:page draw:name="page20" draw:style-name="dp1" draw:master-page-name="Title_20_Slide_5f_" presentation:presentation-page-layout-name="AL1T1">
        <office:forms form:automatic-focus="false" form:apply-design-mode="false"/>
        <draw:custom-shape draw:name="TextShape 3" draw:style-name="gr9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205cm" presentation:class="outline" presentation:user-transformed="true">
          <draw:text-box>
            <text:p text:style-name="P18"><text:span text:style-name="T12">Disputed &amp; Timely Response </text:span></text:p>
            <text:p text:style-name="P18"><text:span text:style-name="T12">Classifier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9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5" draw:text-style-name="P24" draw:layer="layout" svg:width="25.839cm" svg:height="5.229cm" svg:x="0.756cm" svg:y="4.318cm">
          <draw:text-box>
            <text:p>Multi-class Classification → Binary Classification</text:p>
            <text:p>Softmax Layer → Sigmoid Layer</text:p>
            <text:p>Categorical Crossentropy → Binary Crossentropy</text:p>
          </draw:text-box>
        </draw:frame>
        <draw:frame draw:style-name="gr5" draw:text-style-name="P9" draw:layer="layout" svg:width="9.974cm" svg:height="4.656cm" svg:x="0.948cm" svg:y="8.806cm">
          <draw:image xlink:href="Pictures/1000000000000179000000B07F6CA44B71A2DE2B.png" xlink:type="simple" xlink:show="embed" xlink:actuate="onLoad">
            <text:p/>
          </draw:image>
        </draw:frame>
        <draw:frame draw:style-name="gr5" draw:text-style-name="P9" draw:layer="layout" svg:width="6.604cm" svg:height="9.454cm" svg:x="11.938cm" svg:y="6.604cm">
          <draw:image xlink:href="Pictures/1000000000000157000001EBAA6C6D5A4C4BA3F6.png" xlink:type="simple" xlink:show="embed" xlink:actuate="onLoad">
            <text:p/>
          </draw:image>
        </draw:frame>
        <draw:frame draw:style-name="gr5" draw:text-style-name="P9" draw:layer="layout" svg:width="6.69cm" svg:height="9.802cm" svg:x="18.134cm" svg:y="6.454cm">
          <draw:image xlink:href="Pictures/1000000000000158000001F8C943483E601CFFF8.png" xlink:type="simple" xlink:show="embed" xlink:actuate="onLoad">
            <text:p/>
          </draw:image>
        </draw:frame>
        <draw:frame draw:style-name="gr17" draw:text-style-name="P10" draw:layer="layout" svg:width="3.495cm" svg:height="0.963cm" svg:x="14.031cm" svg:y="16.309cm">
          <draw:text-box>
            <text:p><text:span text:style-name="T22">Disputed</text:span></text:p>
          </draw:text-box>
        </draw:frame>
        <draw:frame draw:style-name="gr96" draw:text-style-name="P10" draw:layer="layout" svg:width="4.064cm" svg:height="1.199cm" svg:x="19.558cm" svg:y="16.256cm">
          <draw:text-box>
            <text:p><text:span text:style-name="T22">Timely Response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97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0" presentation:class="page"/>
        </presentation:notes>
      </draw:page>
      <draw:page draw:name="page21" draw:style-name="dp1" draw:master-page-name="Title_20_Slide_5f_" presentation:presentation-page-layout-name="AL1T1">
        <office:forms form:automatic-focus="false" form:apply-design-mode="false"/>
        <draw:custom-shape draw:name="TextShape 3" draw:style-name="gr98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99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205cm" presentation:class="outline" presentation:user-transformed="true">
          <draw:text-box>
            <text:p text:style-name="P18"><text:span text:style-name="T12">Classifiers Testing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0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5.398cm" svg:height="9.144cm" svg:x="0.762cm" svg:y="5.334cm">
          <draw:image xlink:href="Pictures/100000000000038A0000021AD5EAFE1633791561.png" xlink:type="simple" xlink:show="embed" xlink:actuate="onLoad">
            <text:p/>
          </draw:image>
        </draw:frame>
        <draw:frame draw:style-name="gr5" draw:text-style-name="P9" draw:layer="layout" svg:width="7.283cm" svg:height="6.746cm" svg:x="16.846cm" svg:y="6.858cm">
          <draw:image xlink:href="Pictures/100000000000018A0000016D735E149E508F80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101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1" presentation:class="page"/>
        </presentation:notes>
      </draw:page>
      <draw:page draw:name="page22" draw:style-name="dp1" draw:master-page-name="Title_20_Slide_5f_" presentation:presentation-page-layout-name="AL1T1">
        <office:forms form:automatic-focus="false" form:apply-design-mode="false"/>
        <draw:custom-shape draw:name="TextShape 3" draw:style-name="gr102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3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7cm" svg:y="1.016cm" presentation:class="outline" presentation:user-transformed="true">
          <draw:text-box>
            <text:p text:style-name="P18"><text:span text:style-name="T12">Next:</text:span></text:p>
            <text:p text:style-name="P18"><text:span text:style-name="T20">Deployment? Feedback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4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5" draw:text-style-name="P9" draw:layer="layout" svg:width="11.154cm" svg:height="9.007cm" svg:x="6.626cm" svg:y="5.979cm">
          <draw:image xlink:href="Pictures/100000000000022C000001C16DF450980FE18468.png" xlink:type="simple" xlink:show="embed" xlink:actuate="onLoad">
            <text:p/>
          </draw:image>
        </draw:frame>
        <draw:frame draw:style-name="gr34" draw:text-style-name="P22" draw:layer="layout" svg:width="23.434cm" svg:height="1.674cm" svg:x="2.54cm" svg:y="16.868cm">
          <draw:text-box>
            <text:p><text:span text:style-name="T14">*https://www-01.ibm.com/events/wwe/grp/grp304.nsf/vLookupPDFs/Polong%20Lin%20Presentation/$file/Polong%20Lin%20Presentation.pdf</text:span>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105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2" presentation:class="page"/>
        </presentation:notes>
      </draw:page>
      <draw:page draw:name="page23" draw:style-name="dp1" draw:master-page-name="Title_20_Slide_5f_" presentation:presentation-page-layout-name="AL1T1">
        <office:forms form:automatic-focus="false" form:apply-design-mode="false"/>
        <draw:custom-shape draw:name="TextShape 3" draw:style-name="gr106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07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524cm" presentation:class="outline" presentation:user-transformed="true">
          <draw:text-box>
            <text:p text:style-name="P18"><text:span text:style-name="T12">Performance Improvements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08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84" draw:text-style-name="P24" draw:layer="layout" svg:width="25.839cm" svg:height="8.072cm" svg:x="0.831cm" svg:y="5.08cm">
          <draw:text-box>
            <text:p>- More Fine Tuning Hyperparameters: Grid Search, Random Search, ...</text:p>
            <text:p>- Improve Text Preprocessing with NLP approaches: Lemmatization, NER for finding important entities, Topic Identification in the narratives, … </text:p>
            <text:p>- Training other features</text:p>
            <text:p>- Implement other feature engineering approaches (Tfidf, n-grams, factorization).</text:p>
            <text:p>- Adding more data for minority classes and reducing data for majority classes.</text:p>
            <text:p/>
            <text:p/>
            <text:p><text:span text:style-name="T18">Infrastructure Setup:</text:span></text:p>
            <text:p/>
            <text:p>Kaggle provides Nvidia Tesla K80 GPU with limitation to 11GB GPU Memory.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109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3" presentation:class="page"/>
        </presentation:notes>
      </draw:page>
      <draw:page draw:name="page24" draw:style-name="dp1" draw:master-page-name="Title_20_Slide_5f_" presentation:presentation-page-layout-name="AL1T1">
        <office:forms form:automatic-focus="false" form:apply-design-mode="false"/>
        <draw:custom-shape draw:name="TextShape 3" draw:style-name="gr110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1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524cm" presentation:class="outline" presentation:user-transformed="true">
          <draw:text-box>
            <text:p text:style-name="P18"><text:span text:style-name="T12">Conclusion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2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113" draw:text-style-name="P24" draw:layer="layout" svg:width="23.045cm" svg:height="12.338cm" svg:x="1.27cm" svg:y="5.842cm">
          <draw:text-box>
            <text:p>- Vanilla ML such as SVM or NB could be an option for training not so large dataset.</text:p>
            <text:p>- Deep Learning is very robust for the vast amount of data.</text:p>
            <text:p>- From the consumer complaints narrative, we can build classifier for the Product, Timely response, consumer disputed, ... <text:s/></text:p>
            <text:p>- Other predictor variables such as ‘company public response’ could be useful for increasing the performance.</text:p>
            <text:p>- Would like to try LSTM once having better computational resources.</text:p>
            <text:p/>
            <text:p/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114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4" presentation:class="page"/>
        </presentation:notes>
      </draw:page>
      <draw:page draw:name="page25" draw:style-name="dp1" draw:master-page-name="Title_20_Slide_5f_" presentation:presentation-page-layout-name="AL1T1">
        <office:forms form:automatic-focus="false" form:apply-design-mode="false"/>
        <draw:custom-shape draw:name="TextShape 3" draw:style-name="gr115" draw:text-style-name="P4" draw:layer="layout" svg:width="24.136cm" svg:height="3.359cm" svg:x="0.756cm" svg:y="7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16" draw:text-style-name="P5" draw:layer="layout" svg:width="14.18cm" svg:height="2.97cm" svg:x="3.345cm" svg:y="0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11" draw:text-style-name="P6" draw:layer="layout" svg:width="16.216cm" svg:height="1.334cm" svg:x="0.716cm" svg:y="15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8" presentation:style-name="pr4" draw:text-style-name="P17" draw:layer="layout" svg:width="23.113cm" svg:height="13.379cm" svg:x="1.016cm" svg:y="4.909cm" presentation:class="outline" presentation:user-transformed="true">
          <draw:text-box>
            <text:p/>
          </draw:text-box>
        </draw:frame>
        <draw:frame draw:name="Text Placeholder 2" presentation:style-name="pr5" draw:text-style-name="P19" draw:layer="layout" svg:width="16.828cm" svg:height="3.113cm" svg:x="1.206cm" svg:y="1.524cm" presentation:class="outline" presentation:user-transformed="true">
          <draw:text-box>
            <text:p text:style-name="P18"><text:span text:style-name="T12">QuestIOns?</text:span></text:p>
          </draw:text-box>
        </draw:frame>
        <draw:frame draw:style-name="gr5" draw:text-style-name="P9" draw:layer="layout" svg:width="4.149cm" svg:height="1.452cm" svg:x="20.32cm" svg:y="1.27cm">
          <draw:image xlink:href="Pictures/10000201000000C800000046FC8A5AAC733BFEC3.png" xlink:type="simple" xlink:show="embed" xlink:actuate="onLoad">
            <text:p/>
          </draw:image>
        </draw:frame>
        <draw:frame draw:name="Slide Number Placeholder 3" presentation:style-name="pr2" draw:text-style-name="P12" draw:layer="layout" svg:width="3.86cm" svg:height="1.013cm" svg:x="20.269cm" svg:y="17.897cm">
          <draw:text-box>
            <text:p text:style-name="P11"><text:span text:style-name="T6"><text:page-number>&lt;number&gt;</text:page-number></text:span></text:p>
          </draw:text-box>
        </draw:frame>
        <draw:custom-shape draw:name="TextShape 2" draw:style-name="gr117" draw:text-style-name="P2" draw:layer="layout" svg:width="12.561cm" svg:height="1.012cm" svg:x="4.254cm" svg:y="17.896cm">
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ttps://alvinrindra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ate Placeholder 4" presentation:style-name="pr1" draw:text-style-name="P8" draw:layer="layout" svg:width="3.471cm" svg:height="1.013cm" svg:x="1.017cm" svg:y="17.898cm">
          <draw:text-box>
            <text:p text:style-name="P7"><text:span text:style-name="T6">20.02.2019</text:span></text:p>
          </draw:text-box>
        </draw:frame>
        <draw:frame draw:style-name="gr5" draw:text-style-name="P9" draw:layer="layout" svg:width="1.005cm" svg:height="1.035cm" svg:x="24.242cm" svg:y="17.881cm">
          <draw:image xlink:href="Pictures/100002010000004300000045F76E5C229593173A.png" xlink:type="simple" xlink:show="embed" xlink:actuate="onLoad">
            <text:p/>
          </draw:image>
        </draw:frame>
        <draw:frame draw:style-name="gr95" draw:text-style-name="P24" draw:layer="layout" svg:width="25.839cm" svg:height="5.229cm" svg:x="18.103cm" svg:y="13.821cm">
          <draw:text-box>
            <text:p>Thank you!</text:p>
            <text:p>Vielen Dank!</text:p>
            <text:p>Terimakasih!</text:p>
          </draw:text-box>
        </draw:frame>
        <presentation:notes draw:style-name="dp2">
          <office:forms form:automatic-focus="false" form:apply-design-mode="false"/>
          <draw:frame draw:name="PlaceHolder 1" presentation:style-name="pr3" draw:text-style-name="P23" draw:layer="layout" svg:width="16.799cm" svg:height="13.364cm" svg:x="2.1cm" svg:y="14.107cm" presentation:class="notes">
            <draw:text-box>
              <text:p text:style-name="P1"><text:span text:style-name="T13">Towards Information Management based on Hypergraphs with the Human-in-the-Loop</text:span></text:p>
              <text:p text:style-name="P1"><text:span text:style-name="T16"/></text:p>
              <text:p text:style-name="P1"><text:span text:style-name="T13">This talk proposes a new prototype application for information management in which is based on organizing concepts in a hypergraph. In contrast to traditional knowledge graph approaches, where a flat hierachy is present, we propose to include another layer of abstraction in order to model generalized hierarchies of nodes and edges in a graph. We think, this representation is primarily useful for visualization purposes for reducing the cognitve load of a user. More key differences of the proposed approach include a service oriented architecture, in which services, which provide information in forms of subject-predicate-object triples, can be attached and detached to the system at runtime <text:s text:c="3"/>The system will provide a merged result set from all services, which is editable by the user. Within a Human-in-the-Loop machine learning paradigm, the edited data will be used to improve the systems personalized results due to feedback and interaction.</text:span></text:p>
              <text:p text:style-name="P1"><text:span text:style-name="T16"/></text:p>
            </draw:text-box>
          </draw:frame>
          <draw:custom-shape draw:name="TextShape 2" draw:style-name="gr118" draw:text-style-name="P16" draw:layer="layout" svg:width="8.253cm" svg:height="1.268cm" svg:x="10.791cm" svg:y="24.126cm">
            <text:p text:style-name="P15"><text:span text:style-name="T9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style-name="gr8" draw:layer="layout" svg:width="14.848cm" svg:height="11.136cm" svg:x="3.075cm" svg:y="2.257cm" draw:page-number="2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alibri" svg:font-family="Calibri"/>
    <style:font-face style:name="TheSans UHH" svg:font-family="'TheSans UHH'"/>
    <style:font-face style:name="TheSans UHH Bold Caps" svg:font-family="'TheSans UHH Bold Caps'"/>
    <style:font-face style:name="TheSans UHH Regular" svg:font-family="'TheSans UHH Regular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C0000042FDCCC5191F244A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Object_20_without_20_fill_5f_1_5f_1" style:display-name="Object without fill_1_1" style:family="graphic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2">
      <style:graphic-properties draw:stroke="none" draw:fill="none"/>
    </style:style>
    <style:style style:name="Object_20_with_20_no_20_fill_20_and_20_no_20_line_5f_5" style:display-name="Object with no fill and no line_5" style:family="graphic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cc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background" style:display-name="2_ContentSlide Bullets-background" style:family="presentation">
      <style:graphic-properties draw:stroke="none" draw:fill="solid" draw:fill-color="#ffffff"/>
      <style:text-properties style:letter-kerning="true"/>
    </style:style>
    <style:style style:name="_32__5f_ContentSlide_20_Bullets-backgroundobjects" style:display-name="2_ContentSlide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Slide_20_Bullets-notes" style:display-name="2_ContentSlide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outline1" style:display-name="2_ContentSlide Bullets-outline1" style:family="presentation">
      <style:graphic-properties draw:stroke="none" draw:fill="none" draw:auto-grow-height="false" draw:fit-to-size="shrink-to-fit" style:shrink-to-fit="true">
        <text:list-style style:name="_32__5f_ContentSlide_20_Bullets-outline1" style:display-name="2_ContentSlid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Slide_20_Bullets-outline2" style:display-name="2_ContentSlide Bullets-outline2" style:family="presentation" style:parent-style-name="_32__5f_ContentSlide_20_Bullets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Slide_20_Bullets-outline3" style:display-name="2_ContentSlide Bullets-outline3" style:family="presentation" style:parent-style-name="_32__5f_ContentSlide_20_Bullets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4" style:display-name="2_ContentSlide Bullets-outline4" style:family="presentation" style:parent-style-name="_32__5f_ContentSlide_20_Bullets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Slide_20_Bullets-outline5" style:display-name="2_ContentSlide Bullets-outline5" style:family="presentation" style:parent-style-name="_32__5f_ContentSlid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6" style:display-name="2_ContentSlide Bullets-outline6" style:family="presentation" style:parent-style-name="_32__5f_ContentSlid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7" style:display-name="2_ContentSlide Bullets-outline7" style:family="presentation" style:parent-style-name="_32__5f_ContentSlid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8" style:display-name="2_ContentSlide Bullets-outline8" style:family="presentation" style:parent-style-name="_32__5f_ContentSlid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outline9" style:display-name="2_ContentSlide Bullets-outline9" style:family="presentation" style:parent-style-name="_32__5f_ContentSlid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Slide_20_Bullets-subtitle" style:display-name="2_ContentSlide Bullets-subtitle" style:family="presentation">
      <style:graphic-properties draw:stroke="none" draw:fill="none" draw:textarea-vertical-align="middle">
        <text:list-style style:name="_32__5f_ContentSlide_20_Bullets-subtitle" style:display-name="2_ContentSlid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Slide_20_Bullets-title" style:display-name="2_ContentSlide Bullets-title" style:family="presentation">
      <style:graphic-properties draw:stroke="none" draw:fill="none" draw:textarea-vertical-align="middle">
        <text:list-style style:name="_32__5f_ContentSlide_20_Bullets-title" style:display-name="2_ContentSlid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background" style:display-name="2_ContentText-background" style:family="presentation">
      <style:graphic-properties draw:stroke="none" draw:fill="solid" draw:fill-color="#ffffff"/>
      <style:text-properties style:letter-kerning="true"/>
    </style:style>
    <style:style style:name="_32__5f_ContentText-backgroundobjects" style:display-name="2_Conten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Text-notes" style:display-name="2_Content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Text-outline1" style:display-name="2_ContentText-outline1" style:family="presentation">
      <style:graphic-properties draw:stroke="none" draw:fill="none" draw:auto-grow-height="false" draw:fit-to-size="shrink-to-fit" style:shrink-to-fit="true">
        <text:list-style style:name="_32__5f_ContentText-outline1" style:display-name="2_Conten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Text-outline2" style:display-name="2_ContentText-outline2" style:family="presentation" style:parent-style-name="_32__5f_ContentTex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Text-outline3" style:display-name="2_ContentText-outline3" style:family="presentation" style:parent-style-name="_32__5f_ContentTex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4" style:display-name="2_ContentText-outline4" style:family="presentation" style:parent-style-name="_32__5f_ContentTex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Text-outline5" style:display-name="2_ContentText-outline5" style:family="presentation" style:parent-style-name="_32__5f_Content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6" style:display-name="2_ContentText-outline6" style:family="presentation" style:parent-style-name="_32__5f_Content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7" style:display-name="2_ContentText-outline7" style:family="presentation" style:parent-style-name="_32__5f_Content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8" style:display-name="2_ContentText-outline8" style:family="presentation" style:parent-style-name="_32__5f_Content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outline9" style:display-name="2_ContentText-outline9" style:family="presentation" style:parent-style-name="_32__5f_Content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ContentText-subtitle" style:display-name="2_ContentText-subtitle" style:family="presentation">
      <style:graphic-properties draw:stroke="none" draw:fill="none" draw:textarea-vertical-align="middle">
        <text:list-style style:name="_32__5f_ContentText-subtitle" style:display-name="2_Content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Text-title" style:display-name="2_ContentText-title" style:family="presentation">
      <style:graphic-properties draw:stroke="none" draw:fill="none" draw:textarea-vertical-align="middle">
        <text:list-style style:name="_32__5f_ContentText-title" style:display-name="2_Content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TheSans UHH Bold Caps" style:font-family-complex="'TheSans UHH Bold Caps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3b515b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71cm" svg:stroke-color="#009cd1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standard">
      <style:graphic-properties draw:stroke="none" svg:stroke-width="0.026cm" draw:fill="solid" draw:fill-color="#3b515b" draw:opacity="15%" draw:textarea-vertical-align="top" draw:auto-grow-height="false" fo:min-height="0.955cm" fo:min-width="24.89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solid" svg:stroke-width="0.071cm" svg:stroke-color="#009cd1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.25cm" fo:padding-right="0.25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4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_32__5f_ContentSlide_20_Bullets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9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2__5f_ContentSlide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1" style:family="presentation" style:parent-style-name="_32__5f_ContentSlide_20_Bullets-backgroundobjects">
      <style:graphic-properties draw:stroke="none" draw:fill="none" draw:fill-color="#ffffff" draw:auto-grow-height="false" fo:min-height="1.27cm"/>
    </style:style>
    <style:style style:name="Mpr12" style:family="presentation" style:parent-style-name="_32__5f_ContentSlide_20_Bullet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.25cm" fo:wrap-option="wrap"/>
    </style:style>
    <style:style style:name="Mpr14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cm" fo:padding-right="0.254cm" fo:wrap-option="wrap"/>
    </style:style>
    <style:style style:name="Mpr15" style:family="presentation" style:parent-style-name="_32__5f_Content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_32__5f_ContentTex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25cm" fo:padding-left="0cm" fo:padding-right="0.25cm" fo:wrap-option="wrap"/>
    </style:style>
    <style:style style:name="Mpr17" style:family="presentation" style:parent-style-name="_32__5f_ContentText-backgroundobjects">
      <style:graphic-properties draw:stroke="none" draw:fill="none" draw:fill-color="#ffffff" draw:auto-grow-height="false" fo:min-height="1.27cm"/>
    </style:style>
    <style:style style:name="Mpr18" style:family="presentation" style:parent-style-name="_32__5f_ContentText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2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1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24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b515b" draw:opacity="15%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solid" draw:fill-color="#3b515b" draw:opacity="15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heSans UHH Bold Caps" fo:font-size="44pt" fo:letter-spacing="normal" fo:font-style="normal" style:text-underline-style="none" fo:font-weight="normal" style:font-size-asian="44pt" style:font-style-asian="normal" style:font-weight-asian="normal" style:font-name-complex="TheSans UHH Bold Caps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heSans UHH Bold Caps" fo:font-size="20pt" fo:letter-spacing="normal" fo:font-style="normal" style:text-underline-style="none" fo:font-weight="normal" style:font-size-asian="20pt" style:font-style-asian="normal" style:font-weight-asian="normal" style:font-name-complex="TheSans UHH Bold Caps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heSans UHH Regular" fo:font-size="12pt" fo:letter-spacing="normal" fo:font-style="normal" style:text-underline-style="none" fo:font-weight="normal" style:font-size-asian="12pt" style:font-style-asian="normal" style:font-weight-asian="normal" style:font-name-complex="TheSans UHH Regular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heSans UHH Bold Caps" fo:font-size="32pt" fo:letter-spacing="normal" fo:font-style="normal" style:text-underline-style="none" fo:font-weight="normal" style:font-size-asian="32pt" style:font-style-asian="normal" style:font-weight-asian="normal" style:font-name-complex="TheSans UHH Bold Caps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heSans UHH Bold Caps" fo:font-size="18pt" fo:letter-spacing="normal" fo:font-style="normal" style:text-underline-style="none" fo:font-weight="normal" style:font-size-asian="18pt" style:font-style-asian="normal" style:font-weight-asian="normal" style:font-name-complex="TheSans UHH Bold Caps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heSans UHH Regular" fo:font-size="24pt" fo:letter-spacing="normal" fo:font-style="normal" style:text-underline-style="none" fo:font-weight="normal" style:font-size-asian="24pt" style:font-style-asian="normal" style:font-weight-asian="normal" style:font-name-complex="TheSans UHH Regular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heSans UHH Regular" fo:font-size="20pt" fo:letter-spacing="normal" fo:font-style="normal" style:text-underline-style="none" fo:font-weight="normal" style:font-size-asian="20pt" style:font-style-asian="normal" style:font-weight-asian="normal" style:font-name-complex="TheSans UHH Regular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20" presentation:style-name="Mpr1" draw:text-style-name="MP9" draw:layer="backgroundobjects" svg:width="16.94cm" svg:height="3.282cm" svg:x="0.95cm" svg:y="12.293cm" presentation:class="outline" presentation:user-transformed="true">
        <draw:text-box>
          <text:list text:style-name="ML2">
            <text:list-item>
              <text:p text:style-name="MP7"><text:span text:style-name="MT2">Click to edit the </text:span><text:span text:style-name="MT2">outline text format</text:span></text:p>
              <text:list>
                <text:list-item>
                  <text:p text:style-name="MP7"><text:span text:style-name="MT2">Second Outline </text:span><text:span text:style-name="MT2">Level</text:span></text:p>
                  <text:list>
                    <text:list-item>
                      <text:p text:style-name="MP7"><text:span text:style-name="MT2">Third Outline </text:span><text:span text:style-name="MT2">Level</text:span></text:p>
                      <text:list>
                        <text:list-item>
                          <text:p text:style-name="MP7"><text:span text:style-name="MT2">Fourth Outline </text:span><text:span text:style-name="MT2">Level</text:span></text:p>
                          <text:list>
                            <text:list-item>
                              <text:p text:style-name="MP7"><text:span text:style-name="MT2">Fifth Outline </text:span><text:span text:style-name="MT2">Level</text:span></text:p>
                              <text:list>
                                <text:list-item>
                                  <text:p text:style-name="MP7"><text:span text:style-name="MT2">Sixth </text:span><text:span text:style-name="MT2">Outline </text:span><text:span text:style-name="MT2">Level</text:span></text:p>
                                  <text:list>
                                    <text:list-item>
                                      <text:p text:style-name="MP8"><text:span text:style-name="MT2">Seventh </text:span><text:span text:style-name="MT2">Outline </text:span><text:span text:style-name="MT2">LevelTITL</text:span><text:span text:style-name="MT2">E OF </text:span><text:span text:style-name="MT2">PRESENTA</text:span><text:span text:style-name="MT2">TIO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2" presentation:style-name="Mpr2" draw:text-style-name="MP11" draw:layer="backgroundobjects" svg:width="16.942cm" svg:height="1.335cm" svg:x="0.948cm" svg:y="10.956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Name OF PRESENTER</text:span></text:p>
        </draw:text-box>
      </draw:frame>
      <draw:frame draw:name="Datumsplatzhalter 2" presentation:style-name="Mpr3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3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Picture 4" draw:style-name="Mgr4" draw:text-style-name="MP6" draw:layer="backgroundobjects" svg:width="2.464cm" svg:height="2.464cm" svg:x="0.628cm" svg:y="0.866cm">
        <draw:image xlink:href="Pictures/100002010000005D0000005D693C16085879D685.png" xlink:type="simple" xlink:show="embed" xlink:actuate="onLoad">
          <text:p/>
        </draw:image>
      </draw:frame>
      <draw:frame draw:name="Textplatzhalter 2" presentation:style-name="Mpr4" draw:text-style-name="MP15" draw:layer="backgroundobjects" svg:width="13.334cm" svg:height="2.407cm" svg:x="4.163cm" svg:y="0.45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VENUE</text:span></text:p>
          <text:p text:style-name="MP14"><text:span text:style-name="MT5">DATE</text:span></text:p>
        </draw:text-box>
      </draw:frame>
      <draw:frame draw:name="Textplatzhalter 2" presentation:style-name="Mpr4" draw:text-style-name="MP16" draw:layer="backgroundobjects" svg:width="19.651cm" svg:height="1.203cm" svg:x="0.985cm" svg:y="15.576cm" presentation:class="outline" presentation:user-transformed="true">
        <draw:text-box>
          <text:list text:style-name="ML2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6">Seventh Outline Levelemail@informatik.uni-</text:span><text:span text:style-name="MT6">hamburg.de</text:span></text:p>
        </draw:text-box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Slide_20_Bullets" style:display-name="2_ContentSlide Bullets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7" draw:text-style-name="MP18" draw:layer="backgroundobjects" svg:width="22.859cm" svg:height="12.911cm" svg:x="1.27cm" svg:y="4.516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17"><text:span text:style-name="MT7">Seventh Outline </text:span><text:span text:style-name="MT7">LevelMastertextfor</text:span><text:span text:style-name="MT7">mat bearbeiten</text:span></text:p>
                                      <text:list>
                                        <text:list-item>
                                          <text:p text:style-name="MP17"><text:span text:style-name="MT8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2" presentation:style-name="Mpr8" draw:text-style-name="MP15" draw:layer="backgroundobjects" svg:width="16.368cm" svg:height="2.161cm" svg:x="1.27cm" svg:y="0.873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draw:name="Foliennummernplatzhalter 5" presentation:style-name="Mpr9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Datumsplatzhalter 2" presentation:style-name="Mpr10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3" presentation:style-name="Mpr10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presentation:style-name="_32__5f_ContentSlide_20_Bullets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Slide_20_Bullets-title" draw:layer="backgroundobjects" svg:width="12.699cm" svg:height="9.524cm" svg:x="3.175cm" svg:y="1.93cm" presentation:class="page"/>
        <draw:frame presentation:style-name="_32__5f_ContentSlide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Text" style:display-name="2_ContentTex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Inhaltsplatzhalter 3" presentation:style-name="Mpr13" draw:text-style-name="MP18" draw:layer="backgroundobjects" svg:width="22.859cm" svg:height="12.946cm" svg:x="1.27cm" svg:y="4.551cm" presentation:class="outline" presentation:user-transformed="true">
        <draw:text-box>
          <text:list text:style-name="ML2">
            <text:list-item>
              <text:p text:style-name="MP7"><text:span text:style-name="MT7">Click to edit the outline text format</text:span></text:p>
              <text:list>
                <text:list-item>
                  <text:p text:style-name="MP7"><text:span text:style-name="MT7">Second Outline Level</text:span></text:p>
                  <text:list>
                    <text:list-item>
                      <text:p text:style-name="MP7"><text:span text:style-name="MT7">Third Outline Level</text:span></text:p>
                      <text:list>
                        <text:list-item>
                          <text:p text:style-name="MP7"><text:span text:style-name="MT7">Fourth Outline Level</text:span></text:p>
                          <text:list>
                            <text:list-item>
                              <text:p text:style-name="MP7"><text:span text:style-name="MT7">Fifth Outline Level</text:span></text:p>
                              <text:list>
                                <text:list-item>
                                  <text:p text:style-name="MP7"><text:span text:style-name="MT7">Sixth Outline Level</text:span></text:p>
                                  <text:list>
                                    <text:list-item>
                                      <text:p text:style-name="MP8"><text:span text:style-name="MT7">Seventh Outline </text:span><text:span text:style-name="MT7">LevelDies 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 </text:span><text:span text:style-name="MT7">Hamburgefonts, </text:span><text:span text:style-name="MT7">Rafgenduks oder </text:span><text:span text:style-name="MT7">Handgloves, um </text:span><text:span text:style-name="MT7">Schriften zu </text:span><text:span text:style-name="MT7">testen. Manchmal </text:span><text:span text:style-name="MT7">Sätze, die alle </text:span><text:span text:style-name="MT7">Buchstaben des </text:span><text:span text:style-name="MT7">Alphabets </text:span><text:span text:style-name="MT7">enthalten - man </text:span><text:span text:style-name="MT7">nennt diese Sätze </text:span><text:span text:style-name="MT7">»Pangrams«. Dies </text:span><text:span text:style-name="MT7">ist ein </text:span><text:span text:style-name="MT7">Typoblindtext. An </text:span><text:span text:style-name="MT7">ihm kann man </text:span><text:span text:style-name="MT7">sehen, ob alle </text:span><text:span text:style-name="MT7">Buchstaben da </text:span><text:span text:style-name="MT7">sind und wie sie </text:span><text:span text:style-name="MT7">aussehen. </text:span><text:span text:style-name="MT7">Manchmal benutzt </text:span><text:span text:style-name="MT7">man Worte wi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14" draw:text-style-name="MP13" draw:layer="backgroundobjects" svg:width="2.519cm" svg:height="1.013cm" svg:x="1.27cm" svg:y="17.896cm" presentation:class="date-time" presentation:user-transformed="true">
        <draw:text-box>
          <text:p text:style-name="MP12"><text:span text:style-name="MT4"><text:date style:data-style-name="D1" text:date-value="2019-02-19">2/19/19</text:date></text:span></text:p>
        </draw:text-box>
      </draw:frame>
      <draw:frame draw:name="Fußzeilenplatzhalter 7" presentation:style-name="Mpr14" draw:text-style-name="MP13" draw:layer="backgroundobjects" svg:width="12.562cm" svg:height="1.013cm" svg:x="4.018cm" svg:y="17.896cm" presentation:class="footer" presentation:user-transformed="true">
        <draw:text-box>
          <text:p text:style-name="MP12"><text:span text:style-name="MT4"><text:s/></text:span><text:span text:style-name="MT4">Language Technology Group – &lt;yournamehere&gt;</text:span></text:p>
        </draw:text-box>
      </draw:frame>
      <draw:frame draw:name="Foliennummernplatzhalter 8" presentation:style-name="Mpr15" draw:text-style-name="MP13" draw:layer="backgroundobjects" svg:width="3.86cm" svg:height="1.013cm" svg:x="20.269cm" svg:y="17.896cm" presentation:class="page-number" presentation:user-transformed="true">
        <draw:text-box>
          <text:p text:style-name="MP19"><text:span text:style-name="MT4"><text:page-number>&lt;number&gt;</text:page-number></text:span></text:p>
        </draw:text-box>
      </draw:frame>
      <draw:frame draw:name="Textplatzhalter 2" presentation:style-name="Mpr16" draw:text-style-name="MP15" draw:layer="backgroundobjects" svg:width="16.297cm" svg:height="2.161cm" svg:x="1.27cm" svg:y="0.944cm" presentation:class="outline" presentation:user-transformed="true">
        <draw:text-box>
          <text:list text:style-name="ML2">
            <text:list-item>
              <text:p text:style-name="MP7"><text:span text:style-name="MT5">Click to edit the outline </text:span><text:span text:style-name="MT5">text format</text:span></text:p>
              <text:list>
                <text:list-item>
                  <text:p text:style-name="MP7"><text:span text:style-name="MT5">Second Outline Level</text:span></text:p>
                  <text:list>
                    <text:list-item>
                      <text:p text:style-name="MP7"><text:span text:style-name="MT5">Third Outline Level</text:span></text:p>
                      <text:list>
                        <text:list-item>
                          <text:p text:style-name="MP7"><text:span text:style-name="MT5">Fourth Outline Level</text:span></text:p>
                          <text:list>
                            <text:list-item>
                              <text:p text:style-name="MP7"><text:span text:style-name="MT5">Fifth Outline Level</text:span></text:p>
                              <text:list>
                                <text:list-item>
                                  <text:p text:style-name="MP7"><text:span text:style-name="MT5">Sixth Outline </text:span><text:span text:style-name="MT5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5">Seventh Outline LevelTitle of </text:span><text:span text:style-name="MT5">SLIDE</text:span></text:p>
        </draw:text-box>
      </draw:frame>
      <draw:frame presentation:style-name="_32__5f_ContentText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_32__5f_ContentText-title" draw:layer="backgroundobjects" svg:width="12.699cm" svg:height="9.524cm" svg:x="3.175cm" svg:y="1.93cm" presentation:class="page"/>
        <draw:frame presentation:style-name="_32__5f_ContentTex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15" draw:style-name="Mgr3" draw:text-style-name="MP5" draw:layer="backgroundobjects" svg:width="25.399cm" svg:height="1.206cm" svg:x="0cm" svg:y="17.843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2cm" svg:height="4.11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Gerade Verbindung 10" draw:style-name="Mgr5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9cm" svg:height="1.269cm" svg:x="24.13cm" svg:y="17.815cm">
        <draw:image xlink:href="Pictures/1000020100000030000000301A9A57D533C926A6.png" xlink:type="simple" xlink:show="embed" xlink:actuate="onLoad">
          <text:p/>
        </draw:image>
      </draw:frame>
      <draw:frame draw:name="Titel 1" presentation:style-name="Mpr19" draw:text-style-name="MP15" draw:layer="backgroundobjects" svg:width="19.102cm" svg:height="2.327cm" svg:x="0.997cm" svg:y="1.358cm" presentation:class="title" presentation:user-transformed="true">
        <draw:text-box>
          <text:p text:style-name="MP20"><text:span text:style-name="MT5">Titelmasterformat durch Klicken bearbeiten</text:span></text:p>
        </draw:text-box>
      </draw:frame>
      <draw:frame draw:name="Inhaltsplatzhalter 2" presentation:style-name="Mpr20" draw:text-style-name="MP18" draw:layer="backgroundobjects" svg:width="24.001cm" svg:height="13.303cm" svg:x="0.697cm" svg:y="4.423cm" presentation:class="outline" presentation:user-transformed="true">
        <draw:text-box>
          <text:list text:style-name="ML2">
            <text:list-item>
              <text:p text:style-name="MP7"><text:span text:style-name="MT9">Click to edit the outline text format</text:span></text:p>
              <text:list>
                <text:list-item>
                  <text:p text:style-name="MP7"><text:span text:style-name="MT9">Second Outline Level</text:span></text:p>
                  <text:list>
                    <text:list-item>
                      <text:p text:style-name="MP7"><text:span text:style-name="MT9">Third Outline Level</text:span></text:p>
                      <text:list>
                        <text:list-item>
                          <text:p text:style-name="MP7"><text:span text:style-name="MT9">Fourth Outline Level</text:span></text:p>
                          <text:list>
                            <text:list-item>
                              <text:p text:style-name="MP7"><text:span text:style-name="MT9">Fifth Outline Level</text:span></text:p>
                              <text:list>
                                <text:list-item>
                                  <text:p text:style-name="MP7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</text:span><text:span text:style-name="MT9">LevelTextmasterfor</text:span><text:span text:style-name="MT9">mate durch Klicken </text:span><text:span text:style-name="MT9">bearbeiten</text:span></text:p>
                                      <text:list>
                                        <text:list-item>
                                          <text:p text:style-name="MP17"><text:span text:style-name="MT10">Zweite Ebene</text:span></text:p>
                                          <text:list>
                                            <text:list-item>
                                              <text:p text:style-name="MP17"><text:span text:style-name="MT11">Dritte Ebene</text:span></text:p>
                                              <text:list>
                                                <text:list-item>
                                                  <text:p text:style-name="MP21"><text:span text:style-name="MT12">Vierte Ebene</text:span></text:p>
                                                </text:list-item>
                                                <text:list-item>
                                                  <text:p text:style-name="MP21"><text:span text:style-name="MT12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2.699cm" svg:height="9.524cm" svg:x="3.175cm" svg:y="1.93cm" presentation:class="page"/>
        <draw:frame presentation:style-name="Titel_20_und_20_Inhal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CustomShape 1" draw:style-name="Mgr6" draw:text-style-name="MP22" draw:layer="backgroundobjects" svg:width="25.398cm" svg:height="1.205cm" svg:x="0cm" svg:y="17.797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7" draw:style-name="Mgr4" draw:text-style-name="MP6" draw:layer="backgroundobjects" svg:width="7.591cm" svg:height="4.109cm" svg:x="17.807cm" svg:y="0cm">
        <draw:image xlink:href="Pictures/1006A5E4000027C9000015883A0751BDF8276661.emf" xlink:type="simple" xlink:show="embed" xlink:actuate="onLoad">
          <text:p/>
        </draw:image>
        <draw:image xlink:href="Pictures/1000020100000181000000D033C61AC1E63ECFF5.png" xlink:type="simple" xlink:show="embed" xlink:actuate="onLoad"/>
      </draw:frame>
      <draw:line draw:name="Line 2" draw:style-name="Mgr7" draw:text-style-name="MP6" draw:layer="backgroundobjects" svg:x1="0cm" svg:y1="4.11cm" svg:x2="25.4cm" svg:y2="4.118cm">
        <text:p/>
      </draw:line>
      <draw:frame draw:name="Picture 1" draw:style-name="Mgr4" draw:text-style-name="MP6" draw:layer="backgroundobjects" svg:width="1.268cm" svg:height="1.268cm" svg:x="24.13cm" svg:y="17.815cm">
        <draw:image xlink:href="Pictures/1000020100000030000000301A9A57D533C926A6.png" xlink:type="simple" xlink:show="embed" xlink:actuate="onLoad">
          <text:p/>
        </draw:image>
      </draw:frame>
      <draw:frame draw:name="Picture 4" draw:style-name="Mgr4" draw:text-style-name="MP6" draw:layer="backgroundobjects" svg:width="2.463cm" svg:height="2.463cm" svg:x="0.628cm" svg:y="0.866cm">
        <draw:image xlink:href="Pictures/100002010000005D0000005D693C16085879D685.png" xlink:type="simple" xlink:show="embed" xlink:actuate="onLoad">
          <text:p/>
        </draw:image>
      </draw:frame>
      <draw:frame draw:name="PlaceHolder 1" presentation:style-name="Mpr23" draw:text-style-name="MP16" draw:layer="backgroundobjects" svg:width="22.858cm" svg:height="3.179cm" svg:x="1.27cm" svg:y="0.76cm" presentation:class="title" presentation:user-transformed="true">
        <draw:text-box>
          <text:p/>
        </draw:text-box>
      </draw:frame>
      <draw:frame presentation:style-name="Title_20_Slid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4.848cm" svg:height="11.136cm" svg:x="3.075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Eike Hilgendorff</meta:initial-creator>
    <meta:editing-cycles>912</meta:editing-cycles>
    <meta:creation-date>2016-03-24T14:49:53</meta:creation-date>
    <dc:date>2019-02-19T23:51:27.497204780</dc:date>
    <meta:editing-duration>P22DT12H35M6S</meta:editing-duration>
    <meta:generator>LibreOffice/6.0.7.3$Linux_X86_64 LibreOffice_project/00m0$Build-3</meta:generator>
    <meta:document-statistic meta:object-count="468"/>
    <meta:user-defined meta:name="AppVersion">16.0010</meta:user-defined>
    <meta:user-defined meta:name="Company">blum design und kommunikat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